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457cm" fo:min-width="0.20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fill="none" draw:fill-color="#ffffff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4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fill="none" draw:fill-color="#ffffff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99cm" svg:height="0.999cm" svg:x="0.5cm" svg:y="2.0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99cm" svg:height="0.999cm" svg:x="3.5cm" svg:y="0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99cm" svg:height="0.999cm" svg:x="3.5cm" svg:y="3.4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3" draw:layer="layout" svg:width="2.347cm" svg:height="1.899cm" draw:transform="rotate (1.10706234454) translate (0.749999996708744cm 1.99999999835402cm)" svg:viewBox="0 0 2348 1900" svg:d="M0 0c1118 0 2348 1900 2348 1900">
          <text:p/>
        </draw:path>
        <draw:path draw:style-name="gr2" draw:text-style-name="P3" draw:layer="layout" svg:width="2.152cm" svg:height="1.78cm" draw:transform="skewX (0.168947871593051) rotate (-1.0477211499722) translate (4.55826655204171cm 1.00828811877861cm)" svg:viewBox="0 0 2153 1781" svg:d="M0 0c1026-1 2153 1781 2153 1781">
          <text:p/>
        </draw:path>
        <draw:path draw:style-name="gr2" draw:text-style-name="P3" draw:layer="layout" svg:width="1.053cm" svg:height="2.131cm" draw:transform="skewX (0.0790634151153431) rotate (-1.49696889943554) translate (3.56051644343612cm 1.2103417120761cm)" svg:viewBox="0 0 1054 2132" svg:d="M0 0c502 0 1054 2132 1054 2132">
          <text:p/>
        </draw:path>
        <draw:path draw:style-name="gr2" draw:text-style-name="P3" draw:layer="layout" svg:width="2.521cm" svg:height="1.305cm" draw:transform="skewX (-0.022165681500328) rotate (-3.09150170405756) translate (3.55596915261251cm 4.17993026853988cm)" svg:viewBox="0 0 2522 1306" svg:d="M0 0c1201 0 2522 1306 2522 1306">
          <text:p/>
        </draw:path>
        <draw:path draw:style-name="gr2" draw:text-style-name="P3" draw:layer="layout" svg:width="2.075cm" svg:height="0.135cm" draw:transform="skewX (0.368613538021202) rotate (1.65457213089062) translate (3.83741857097774cm 3.47649916605328cm)" svg:viewBox="0 0 2076 136" svg:d="M0 0c990 0 2076 136 2076 136">
          <text:p/>
        </draw:path>
        <draw:path draw:style-name="gr2" draw:text-style-name="P3" draw:layer="layout" svg:width="1.494cm" svg:height="2.134cm" draw:transform="skewX (0.0591666616426078) rotate (0.669333768139825) translate (1.47427362253512cm 2.65617716899967cm)" svg:viewBox="0 0 1495 2135" svg:d="M0 0c712 0 1495 2135 1495 2135">
          <text:p/>
        </draw:path>
        <draw:frame draw:style-name="gr3" draw:text-style-name="P4" draw:layer="layout" svg:width="1.04cm" svg:height="0.683cm" svg:x="1.5cm" svg:y="0.6cm">
          <draw:text-box>
            <text:p>1/3</text:p>
          </draw:text-box>
        </draw:frame>
        <draw:frame draw:style-name="gr3" draw:text-style-name="P4" draw:layer="layout" svg:width="1.04cm" svg:height="0.683cm" svg:x="2.1cm" svg:y="1.501cm">
          <draw:text-box>
            <text:p>1/4</text:p>
          </draw:text-box>
        </draw:frame>
        <draw:frame draw:style-name="gr3" draw:text-style-name="P4" draw:layer="layout" svg:width="1.04cm" svg:height="0.683cm" svg:x="1.5cm" svg:y="3.501cm">
          <draw:text-box>
            <text:p>1/2</text:p>
          </draw:text-box>
        </draw:frame>
        <draw:frame draw:style-name="gr3" draw:text-style-name="P4" draw:layer="layout" svg:width="1.04cm" svg:height="0.683cm" svg:x="2.2cm" svg:y="2.401cm">
          <draw:text-box>
            <text:p>2/3</text:p>
          </draw:text-box>
        </draw:frame>
        <draw:frame draw:style-name="gr3" draw:text-style-name="P4" draw:layer="layout" svg:width="1.04cm" svg:height="0.683cm" svg:x="3.3cm" svg:y="2.102cm">
          <draw:text-box>
            <text:p>1/4</text:p>
          </draw:text-box>
        </draw:frame>
        <draw:frame draw:style-name="gr3" draw:text-style-name="P4" draw:layer="layout" svg:width="1.04cm" svg:height="0.683cm" svg:x="4cm" svg:y="1.802cm">
          <draw:text-box>
            <text:p>3/4</text:p>
          </draw:text-box>
        </draw:frame>
        <draw:path draw:style-name="gr4" draw:text-style-name="P3" draw:layer="layout" svg:width="1.115cm" svg:height="0.455cm" draw:transform="skewX (1.03881997078703) rotate (-1.11107660181959) translate (4.50722110691089cm 3.8995065592438cm)" svg:viewBox="0 0 1116 456" svg:d="M0 0c532 0 1116 456 1116 456">
          <text:p/>
        </draw:path>
        <draw:frame draw:style-name="gr3" draw:text-style-name="P4" draw:layer="layout" svg:width="1.04cm" svg:height="0.683cm" svg:x="4.2cm" svg:y="4.002cm">
          <draw:text-box>
            <text:p>1/4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6:13:51.659036703</meta:creation-date>
    <dc:date>2024-02-20T08:53:01.254263569</dc:date>
    <meta:editing-duration>PT12M45S</meta:editing-duration>
    <meta:editing-cycles>2</meta:editing-cycles>
    <meta:generator>LibreOffice/24.2.0.3$Linux_X86_64 LibreOffice_project/420$Build-3</meta:generator>
    <meta:document-statistic meta:object-count="17"/>
  </office:meta>
</office:document-meta>
</file>